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nsolas" svg:font-family="Consolas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454.2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96.55pt"/>
    </style:style>
    <style:style style:name="co5" style:family="table-column">
      <style:table-column-properties fo:break-before="auto" style:column-width="117.41pt"/>
    </style:style>
    <style:style style:name="co6" style:family="table-column">
      <style:table-column-properties fo:break-before="auto" style:column-width="245.85pt"/>
    </style:style>
    <style:style style:name="co7" style:family="table-column">
      <style:table-column-properties fo:break-before="auto" style:column-width="159.76pt"/>
    </style:style>
    <style:style style:name="co8" style:family="table-column">
      <style:table-column-properties fo:break-before="auto" style:column-width="36.11pt"/>
    </style:style>
    <style:style style:name="co9" style:family="table-column">
      <style:table-column-properties fo:break-before="auto" style:column-width="84.76pt"/>
    </style:style>
    <style:style style:name="co10" style:family="table-column">
      <style:table-column-properties fo:break-before="auto" style:column-width="122.26pt"/>
    </style:style>
    <style:style style:name="co11" style:family="table-column">
      <style:table-column-properties fo:break-before="auto" style:column-width="134.05pt"/>
    </style:style>
    <style:style style:name="co12" style:family="table-column">
      <style:table-column-properties fo:break-before="auto" style:column-width="197.26pt"/>
    </style:style>
    <style:style style:name="co13" style:family="table-column">
      <style:table-column-properties fo:break-before="auto" style:column-width="147.94pt"/>
    </style:style>
    <style:style style:name="co14" style:family="table-column">
      <style:table-column-properties fo:break-before="auto" style:column-width="161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nnotation-controller">
      <style:table-properties table:display="true" style:writing-mode="lr-tb"/>
    </style:style>
    <style:style style:name="ta2" style:family="table" style:master-page-name="PageStyle_5f_annotation-categorie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bbc0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2" style:family="table-cell" style:parent-style-name="Default">
      <style:table-cell-properties fo:background-color="#b7e1c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3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fe59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ce13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bbc0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8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ea4335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22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6d0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6d01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nnotation-controll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-group>
          <table:table-column table:style-name="co3" table:default-cell-style-name="Default"/>
          <table:table-column table:style-name="co4" table:default-cell-style-name="Default"/>
        </table:table-column-group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th</text:p>
          </table:table-cell>
          <table:table-cell table:style-name="ce15" office:value-type="string" calcext:value-type="string">
            <text:p>Responsible</text:p>
          </table:table-cell>
          <table:table-cell table:style-name="ce15" office:value-type="string" calcext:value-type="string">
            <text:p>To be annotated?</text:p>
            <text:p>[Y/N] based on random selection</text:p>
          </table:table-cell>
          <table:table-cell table:style-name="ce15" office:value-type="string" calcext:value-type="string">
            <text:p>Annotation status?</text:p>
            <text:p>[Empty cell | Done | - ]</text:p>
          </table:table-cell>
          <table:table-cell table:style-name="ce15" office:value-type="string" calcext:value-type="string">
            <text:p>Remarks</text:p>
          </table:table-cell>
          <table:table-cell table:style-name="ce15" office:value-type="string" calcext:value-type="string">
            <text:p>Category of pipeline</text:p>
            <text:p>Category 1 = no relevant pipeline</text:p>
            <text:p>Category 2 = no stages defined</text:p>
            <text:p>Category 3 = well formed pipelines</text:p>
          </table:table-cell>
          <table:table-cell table:style-name="ce24" table:number-columns-repeated="7"/>
          <table:table-cell table:style-name="ce27" table:number-columns-repeated="16"/>
          <table:table-cell table:number-columns-repeated="99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2" office:value-type="string" calcext:value-type="string">
            <text:p>121593\amazon-url-build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Done</text:p>
          </table:table-cell>
          <table:table-cell table:style-name="ce6"/>
          <table:table-cell table:style-name="ce16"/>
          <table:table-cell/>
          <table:table-cell table:style-name="ce25"/>
          <table:table-cell table:style-name="ce26"/>
          <table:table-cell table:style-name="ce25" table:number-columns-repeated="4"/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2" office:value-type="string" calcext:value-type="string">
            <text:p>121593\wint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/>
          <table:table-cell table:style-name="ce25"/>
          <table:table-cell table:style-name="ce26"/>
          <table:table-cell table:style-name="ce25" table:number-columns-repeated="4"/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>
            <text:p>121593\wintr-amazon-scrap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>
            <text:p>24hr-malmo\react-hook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>
            <text:p>aave\governance-v2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>
            <text:p>aerabi\lttt-typescrip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2" office:value-type="string" calcext:value-type="string">
            <text:p>aespinilla\fapars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2" office:value-type="string" calcext:value-type="string">
            <text:p>agiliumtrade-ai\copyfactory-javascript-sdk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2" office:value-type="string" calcext:value-type="string">
            <text:p>agiliumtrade-ai\metaapi-node.js-sdk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2" office:value-type="string" calcext:value-type="string">
            <text:p>airgap-it\airgap-coin-lib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2" office:value-type="string" calcext:value-type="string">
            <text:p>airgap-it\airgap-sapling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2" office:value-type="string" calcext:value-type="string">
            <text:p>airgap-it\beacon-sdk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2" office:value-type="string" calcext:value-type="string">
            <text:p>akehir\angular-password-check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2" office:value-type="string" calcext:value-type="string">
            <text:p>akehir\bootstrap-icon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2" office:value-type="string" calcext:value-type="string">
            <text:p>akehir\fluid-simulation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2" office:value-type="string" calcext:value-type="string">
            <text:p>akehir\font-awesome-icon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2" office:value-type="string" calcext:value-type="string">
            <text:p>akehir\material-icon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2" office:value-type="string" calcext:value-type="string">
            <text:p>akehir\noto-emoji-icon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2" office:value-type="string" calcext:value-type="string">
            <text:p>akehir\shad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2" office:value-type="string" calcext:value-type="string">
            <text:p>akoskovacs\keyed-lis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2" office:value-type="string" calcext:value-type="string">
            <text:p>AlexCortinas\spl-js-engin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2" office:value-type="string" calcext:value-type="string">
            <text:p>algorithmiaio\algorithmia-nodej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2" office:value-type="string" calcext:value-type="string">
            <text:p>allex\route-util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2" office:value-type="string" calcext:value-type="string">
            <text:p>alleyway\add-tradingview-alerts-tool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4"/>
          <table:table-cell table:style-name="ce25" table:number-columns-repeated="3"/>
          <table:table-cell table:number-columns-repeated="101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2" office:value-type="string" calcext:value-type="string">
            <text:p>almogtavor\date-range-pick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4"/>
          <table:table-cell table:style-name="ce26"/>
          <table:table-cell table:style-name="ce25"/>
          <table:table-cell table:style-name="ce26"/>
          <table:table-cell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2" office:value-type="string" calcext:value-type="string">
            <text:p>amclin\react-project-boilerplat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23" office:value-type="string" calcext:value-type="string">
            <text:p>This file has no activities, but the activities are really in the other yml files downloaded. Improve for the tool (future work): handle mutiple files that define a pipeline during parsing. Still needs to find out how to verify if files are from the same pipeline. Maybe adding annotations to it before parsing.</text:p>
          </table:table-cell>
          <table:table-cell table:style-name="ce16"/>
          <table:table-cell table:number-columns-repeated="4"/>
          <table:table-cell table:style-name="ce26" table:number-columns-repeated="2"/>
          <table:table-cell table:style-name="ce25"/>
          <table:table-cell table:number-columns-repeated="101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2" office:value-type="string" calcext:value-type="string">
            <text:p>amclin\react-project-boilerplate\Dependencies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23" office:value-type="string" calcext:value-type="string">
            <text:p>has the activity related to one of the stages defined in the file above</text:p>
          </table:table-cell>
          <table:table-cell table:style-name="ce16"/>
          <table:table-cell table:number-columns-repeated="4"/>
          <table:table-cell table:style-name="ce26" table:number-columns-repeated="3"/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2" office:value-type="string" calcext:value-type="string">
            <text:p>amclin\react-project-boilerplate\Release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23" office:value-type="string" calcext:value-type="string">
            <text:p>has the activity related to one of the stages defined in the file above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2" office:value-type="string" calcext:value-type="string">
            <text:p>anakojm\Rbo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2" office:value-type="string" calcext:value-type="string">
            <text:p>AndriyNikiforov\test-env-generato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2" office:value-type="string" calcext:value-type="string">
            <text:p>andyrichardson\tippl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2" office:value-type="string" calcext:value-type="string">
            <text:p>angrykoala\wendigo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2" office:value-type="string" calcext:value-type="string">
            <text:p>animus-bi\redx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2" office:value-type="string" calcext:value-type="string">
            <text:p>antarctica\bas-style-kit-pug-template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2" office:value-type="string" calcext:value-type="string">
            <text:p>Arction\Event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2" office:value-type="string" calcext:value-type="string">
            <text:p>ATMINA\graphql-codegen-plugin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2" office:value-type="string" calcext:value-type="string">
            <text:p>Authing\Guard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2" office:value-type="string" calcext:value-type="string">
            <text:p>authkeys\microservic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2" office:value-type="string" calcext:value-type="string">
            <text:p>authkeys\node-mysql-connman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2" office:value-type="string" calcext:value-type="string">
            <text:p>awes-io\clien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2" office:value-type="string" calcext:value-type="string">
            <text:p>bad4iz\crypto-pro-cadesplugin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2" office:value-type="string" calcext:value-type="string">
            <text:p>bad4iz\file-signature-in-reac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2" office:value-type="string" calcext:value-type="string">
            <text:p>ballantyne\apcupsd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2" office:value-type="string" calcext:value-type="string">
            <text:p>BaronaGroup\karhu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2" office:value-type="string" calcext:value-type="string">
            <text:p>BaronaGroup\migsi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2" office:value-type="string" calcext:value-type="string">
            <text:p>BatchLabs\Batch-In-App-WebView-SDK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2" office:value-type="string" calcext:value-type="string">
            <text:p>beenotung\level-t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2" office:value-type="string" calcext:value-type="string">
            <text:p>better-together-org\community-engine-vu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2" office:value-type="string" calcext:value-type="string">
            <text:p>birkestroem\data-i18n-pars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5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2" office:value-type="string" calcext:value-type="string">
            <text:p>bitbankinc\node-bitbankcc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5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2" office:value-type="string" calcext:value-type="string">
            <text:p>BitySA\oauth2-auth-code-pkc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2" office:value-type="string" calcext:value-type="string">
            <text:p>blryli\v-form-lay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2" office:value-type="string" calcext:value-type="string">
            <text:p>canfoundation\can-pass-j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5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2" office:value-type="string" calcext:value-type="string">
            <text:p>catamphetamine\libphonenumber-j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5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2" office:value-type="string" calcext:value-type="string">
            <text:p>catamphetamine\react-phone-number-inpu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2" office:value-type="string" calcext:value-type="string">
            <text:p>catamphetamine\read-excel-fil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2" office:value-type="string" calcext:value-type="string">
            <text:p>CDCgov\fdns-ui-reac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5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2" office:value-type="string" calcext:value-type="string">
            <text:p>chatatechnologies\autoql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5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2" office:value-type="string" calcext:value-type="string">
            <text:p>chefkoch-dev\design-system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2" office:value-type="string" calcext:value-type="string">
            <text:p>churchtools\churchtools-js-clien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2" office:value-type="string" calcext:value-type="string">
            <text:p>ci-dashboard\gitlab-ci-dashboard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6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2" office:value-type="string" calcext:value-type="string">
            <text:p>City-of-Helsinki\kuva-feedback-componen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Only define variables and config files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2" office:value-type="string" calcext:value-type="string">
            <text:p>CloserPlatform\closer-sdk.j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2" office:value-type="string" calcext:value-type="string">
            <text:p>cms-outreach\ispy-webgl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6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2" office:value-type="string" calcext:value-type="string">
            <text:p>code-store-platform\cli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6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2" office:value-type="string" calcext:value-type="string">
            <text:p>CodeLenny\module-serv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6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2" office:value-type="string" calcext:value-type="string">
            <text:p>coderaiser\node-tar-to-zip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2" office:value-type="string" calcext:value-type="string">
            <text:p>cogment\cogment-js-sdk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6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2" office:value-type="string" calcext:value-type="string">
            <text:p>comster\podcast-index-api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7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2" office:value-type="string" calcext:value-type="string">
            <text:p>csicar\purescript-doctes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2" office:value-type="string" calcext:value-type="string">
            <text:p>curupiratecnologia\grid-system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7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2" office:value-type="string" calcext:value-type="string">
            <text:p>curupiratecnologia\vue-components-ui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7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2" office:value-type="string" calcext:value-type="string">
            <text:p>curupiratecnologia\vue-mapbox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2" office:value-type="string" calcext:value-type="string">
            <text:p>d0whc3r\node-gdriv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7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2" office:value-type="string" calcext:value-type="string">
            <text:p>d0whc3r\node-s3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2" office:value-type="string" calcext:value-type="string">
            <text:p>d0whc3r\vue-auth-plugin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7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2" office:value-type="string" calcext:value-type="string">
            <text:p>DataDog\browser-sdk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7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12" office:value-type="string" calcext:value-type="string">
            <text:p>DataDog\dd-trace-j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12" office:value-type="string" calcext:value-type="string">
            <text:p>datathings\greyca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8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12" office:value-type="string" calcext:value-type="string">
            <text:p>davie-robertson\colouring-book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8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12" office:value-type="string" calcext:value-type="string">
            <text:p>daystram\ratify-client-j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12" office:value-type="string" calcext:value-type="string">
            <text:p>db-developer\dmd-grunt-jsdoc2md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8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12" office:value-type="string" calcext:value-type="string">
            <text:p>db-developer\grunt-check-outdated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12" office:value-type="string" calcext:value-type="string">
            <text:p>db-developer\grunt-jsdoc2md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12" office:value-type="string" calcext:value-type="string">
            <text:p>db-developer\grunt-jsonfil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8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12" office:value-type="string" calcext:value-type="string">
            <text:p>db-developer\grunt-nyc-mocha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8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12" office:value-type="string" calcext:value-type="string">
            <text:p>db-developer\jsbatch-lang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8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12" office:value-type="string" calcext:value-type="string">
            <text:p>db-developer\jsbatch-string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12" office:value-type="string" calcext:value-type="string">
            <text:p>db-developer\jsbatchrun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12" office:value-type="string" calcext:value-type="string">
            <text:p>db-developer\jsbatchrun-f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9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12" office:value-type="string" calcext:value-type="string">
            <text:p>db-developer\jsbatchrun-gi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9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12" office:value-type="string" calcext:value-type="string">
            <text:p>db-developer\jsbatchrun-npm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9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12" office:value-type="string" calcext:value-type="string">
            <text:p>dbogatov\broken-links-inspecto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12" office:value-type="string" calcext:value-type="string">
            <text:p>Distributed-Compute-Labs\dcp-clien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12" office:value-type="string" calcext:value-type="string">
            <text:p>dmx-systems\cytoscape-edge-connection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12" office:value-type="string" calcext:value-type="string">
            <text:p>dmx-systems\dmx-api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9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12" office:value-type="string" calcext:value-type="string">
            <text:p>dmx-systems\dmx-cytoscape-render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12" office:value-type="string" calcext:value-type="string">
            <text:p>dmx-systems\dmx-detail-panel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9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12" office:value-type="string" calcext:value-type="string">
            <text:p>dmx-systems\dmx-login-dialog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0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12" office:value-type="string" calcext:value-type="string">
            <text:p>dmx-systems\dmx-object-render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12" office:value-type="string" calcext:value-type="string">
            <text:p>dmx-systems\dmx-search-widge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12" office:value-type="string" calcext:value-type="string">
            <text:p>dmx-systems\dmx-topic-lis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12" office:value-type="string" calcext:value-type="string">
            <text:p>dmx-systems\dmx-topicmap-panel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12" office:value-type="string" calcext:value-type="string">
            <text:p>dmx-systems\dmx-websocke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12" office:value-type="string" calcext:value-type="string">
            <text:p>dmx-systems\vue-font-awesome-search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0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12" office:value-type="string" calcext:value-type="string">
            <text:p>dmx-systems\vue-quill-minimum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0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12" office:value-type="string" calcext:value-type="string">
            <text:p>domeneshop\domeneshop.j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12" office:value-type="string" calcext:value-type="string">
            <text:p>DTStack\dt-react-componen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12" office:value-type="string" calcext:value-type="string">
            <text:p>DTStack\dt-sql-pars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12" office:value-type="string" calcext:value-type="string">
            <text:p>dwp\commitlint-config-bas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12" office:value-type="string" calcext:value-type="string">
            <text:p>dwp\eslint-config-bas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1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12" office:value-type="string" calcext:value-type="string">
            <text:p>dwp\eslint-config-jasmin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12" office:value-type="string" calcext:value-type="string">
            <text:p>dwp\eslint-config-mocha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1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12" office:value-type="string" calcext:value-type="string">
            <text:p>dwp\govuk-casa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1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12" office:value-type="string" calcext:value-type="string">
            <text:p>ebiwd\EBI-Framework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12" office:value-type="string" calcext:value-type="string">
            <text:p>echoprotocol\echojs-lib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1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12" office:value-type="string" calcext:value-type="string">
            <text:p>econify\ad.j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1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12" office:value-type="string" calcext:value-type="string">
            <text:p>Edditoria\numbo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1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12" office:value-type="string" calcext:value-type="string">
            <text:p>Edditoria\validid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12" office:value-type="string" calcext:value-type="string">
            <text:p>edm00se\emoji-transmogrifi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12" office:value-type="string" calcext:value-type="string">
            <text:p>effector\effecto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12" office:value-type="string" calcext:value-type="string">
            <text:p>egnyte\egnyte-js-sdk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2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12" office:value-type="string" calcext:value-type="string">
            <text:p>ElementsProject\libwally-cor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2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12" office:value-type="string" calcext:value-type="string">
            <text:p>eManPrague\frui.t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12" office:value-type="string" calcext:value-type="string">
            <text:p>ember-furnace\ember-cli-furnace-form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2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12" office:value-type="string" calcext:value-type="string">
            <text:p>ember-furnace\ember-cli-furnace-validation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12" office:value-type="string" calcext:value-type="string">
            <text:p>empierre\MyDomoAtHom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12" office:value-type="string" calcext:value-type="string">
            <text:p>emundo\emubo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12" office:value-type="string" calcext:value-type="string">
            <text:p>essence-community\cor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12" office:value-type="string" calcext:value-type="string">
            <text:p>etermind\tmonad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3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12" office:value-type="string" calcext:value-type="string">
            <text:p>evernym\verity-sdk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3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12" office:value-type="string" calcext:value-type="string">
            <text:p>express-vue\express-vu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12" office:value-type="string" calcext:value-type="string">
            <text:p>F5Networks\f5-cloud-libs-aw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3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12" office:value-type="string" calcext:value-type="string">
            <text:p>F5Networks\f5-cloud-libs-azur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3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12" office:value-type="string" calcext:value-type="string">
            <text:p>F5Networks\f5-cloud-libs-gc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3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12" office:value-type="string" calcext:value-type="string">
            <text:p>F5Networks\f5-cloud-libs-openstack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12" office:value-type="string" calcext:value-type="string">
            <text:p>fastpanel\consol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3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12" office:value-type="string" calcext:value-type="string">
            <text:p>FlatIO\embed-clien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3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12" office:value-type="string" calcext:value-type="string">
            <text:p>flussonic\mse-play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12" office:value-type="string" calcext:value-type="string">
            <text:p>fmbm\feather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4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12" office:value-type="string" calcext:value-type="string">
            <text:p>fratzinger\feathers-util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stages defined / parser results in empty array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12" office:value-type="string" calcext:value-type="string">
            <text:p>FredrikOseberg\react-chatbot-ki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12" office:value-type="string" calcext:value-type="string">
            <text:p>gamechanger\datadog-apm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4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12" office:value-type="string" calcext:value-type="string">
            <text:p>GeorgeSapkin\graphql-schema-build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4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12" office:value-type="string" calcext:value-type="string">
            <text:p>GeorgeSapkin\pubsub-stor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4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12" office:value-type="string" calcext:value-type="string">
            <text:p>GitZoneTools\npmg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12" office:value-type="string" calcext:value-type="string">
            <text:p>gmullerb\base-style-config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12" office:value-type="string" calcext:value-type="string">
            <text:p>gmullerb\eslint-plugin-regex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12" office:value-type="string" calcext:value-type="string">
            <text:p>gmullerb\react-reducer-provid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12" office:value-type="string" calcext:value-type="string">
            <text:p>Granjow\node-vrc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5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12" office:value-type="string" calcext:value-type="string">
            <text:p>Granjow\serial-half-duplex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5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12" office:value-type="string" calcext:value-type="string">
            <text:p>Granjow\small-state-machin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12" office:value-type="string" calcext:value-type="string">
            <text:p>graphql-editor\graphql-edito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5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12" office:value-type="string" calcext:value-type="string">
            <text:p>graphql-editor\graphql-zeu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12" office:value-type="string" calcext:value-type="string">
            <text:p>grovertb\krowdy-ui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5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12" office:value-type="string" calcext:value-type="string">
            <text:p>grubersjoe\reflow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5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12" office:value-type="string" calcext:value-type="string">
            <text:p>guiseek\customdoc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5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12" office:value-type="string" calcext:value-type="string">
            <text:p>harmony-framework\harmony-boilerplat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5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12" office:value-type="string" calcext:value-type="string">
            <text:p>hbina\lupinas-lullaby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6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12" office:value-type="string" calcext:value-type="string">
            <text:p>HelpfulScripts\hsUtil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12" office:value-type="string" calcext:value-type="string">
            <text:p>heremaps\here-data-sdk-typescrip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6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12" office:value-type="string" calcext:value-type="string">
            <text:p>hfellerhoff\pterrific-ui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12" office:value-type="string" calcext:value-type="string">
            <text:p>hgouveia\node-downloader-help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12" office:value-type="string" calcext:value-type="string">
            <text:p>Hiryus\garden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12" office:value-type="string" calcext:value-type="string">
            <text:p>Hiryus\trac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12" office:value-type="string" calcext:value-type="string">
            <text:p>htmlfactorycz\grunt-frontend-start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6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12" office:value-type="string" calcext:value-type="string">
            <text:p>HumanBrainProject\hbp-quickfir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6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12" office:value-type="string" calcext:value-type="string">
            <text:p>humppa123\resilience-typescrip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12" office:value-type="string" calcext:value-type="string">
            <text:p>hybrix-io\hybrix-jslib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12" office:value-type="string" calcext:value-type="string">
            <text:p>hybrix-io\hybrixd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7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12" office:value-type="string" calcext:value-type="string">
            <text:p>Iconscout\unicon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7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12" office:value-type="string" calcext:value-type="string">
            <text:p>imonology\scalra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7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12" office:value-type="string" calcext:value-type="string">
            <text:p>imsky\pull-review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12" office:value-type="string" calcext:value-type="string">
            <text:p>indrajaala\polygon-info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7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12" office:value-type="string" calcext:value-type="string">
            <text:p>indrajaala\s2hm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7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12" office:value-type="string" calcext:value-type="string">
            <text:p>indrajaala\set-operation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12" office:value-type="string" calcext:value-type="string">
            <text:p>innovaccer\design-system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12" office:value-type="string" calcext:value-type="string">
            <text:p>inovex\element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7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12" office:value-type="string" calcext:value-type="string">
            <text:p>instantlinux\apicrud-ui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8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12" office:value-type="string" calcext:value-type="string">
            <text:p>intellihr\ui-component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8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12" office:value-type="string" calcext:value-type="string">
            <text:p>internet4000\find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12" office:value-type="string" calcext:value-type="string">
            <text:p>interrupter\not-nod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12" office:value-type="string" calcext:value-type="string">
            <text:p>interrupter\not-one-time-cod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8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12" office:value-type="string" calcext:value-type="string">
            <text:p>interrupter\not-us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12" office:value-type="string" calcext:value-type="string">
            <text:p>inthepocket\cookie-though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8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12" office:value-type="string" calcext:value-type="string">
            <text:p>irislib\iris-lib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8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12" office:value-type="string" calcext:value-type="string">
            <text:p>itchio\vale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12" office:value-type="string" calcext:value-type="string">
            <text:p>itslanguage\itslanguage-j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12" office:value-type="string" calcext:value-type="string">
            <text:p>jdrouet\mrml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9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12" office:value-type="string" calcext:value-type="string">
            <text:p>jitesoft\babel-preset-main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9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12" office:value-type="string" calcext:value-type="string">
            <text:p>jitesoft\random-string-j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Only define variables and config files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12" office:value-type="string" calcext:value-type="string">
            <text:p>jitesoft\yolog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Only define variables and config files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12" office:value-type="string" calcext:value-type="string">
            <text:p>jitesoft\yolog-email-plugin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9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12" office:value-type="string" calcext:value-type="string">
            <text:p>jitesoft\yolog-json-plugin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9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12" office:value-type="string" calcext:value-type="string">
            <text:p>jitesoft\yolog-slack-plugin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Only define variables and config files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12" office:value-type="string" calcext:value-type="string">
            <text:p>jkelin\spa-prod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9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12" office:value-type="string" calcext:value-type="string">
            <text:p>johnwebbcole\jscad-raspberrypi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9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12" office:value-type="string" calcext:value-type="string">
            <text:p>johnwebbcole\jscad-util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19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12" office:value-type="string" calcext:value-type="string">
            <text:p>joinself\self-typescript-sdk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12" office:value-type="string" calcext:value-type="string">
            <text:p>jostrander\nest-google-recaptcha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12" office:value-type="string" calcext:value-type="string">
            <text:p>juice-shop\juice-shop-ctf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Only define variables and config files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12" office:value-type="string" calcext:value-type="string">
            <text:p>JustinLivi\justinlivi.com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0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12" office:value-type="string" calcext:value-type="string">
            <text:p>JustinLivi\prunk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12" office:value-type="string" calcext:value-type="string">
            <text:p>JustinLivi\rollback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0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12" office:value-type="string" calcext:value-type="string">
            <text:p>jwarby\i18n-lin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0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12" office:value-type="string" calcext:value-type="string">
            <text:p>k-masa2501\kintone-source-upload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0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12" office:value-type="string" calcext:value-type="string">
            <text:p>kadena-io\pac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12" office:value-type="string" calcext:value-type="string">
            <text:p>kettil\mongoose-managemen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12" office:value-type="string" calcext:value-type="string">
            <text:p>kettil\react-fluxrx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12" office:value-type="string" calcext:value-type="string">
            <text:p>kettil\tokki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1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12" office:value-type="string" calcext:value-type="string">
            <text:p>kippisone\docblock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12" office:value-type="string" calcext:value-type="string">
            <text:p>kiprotect\klaro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12" office:value-type="string" calcext:value-type="string">
            <text:p>kirbo\posti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12" office:value-type="string" calcext:value-type="string">
            <text:p>kirbo\posti-graphql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1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12" office:value-type="string" calcext:value-type="string">
            <text:p>kjantzer\bui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1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12" office:value-type="string" calcext:value-type="string">
            <text:p>knotcity\http-requests-sign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1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12" office:value-type="string" calcext:value-type="string">
            <text:p>knotcity\svaas-sdk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1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12" office:value-type="string" calcext:value-type="string">
            <text:p>KNowledgeOnWebScale\wald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1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12" office:value-type="string" calcext:value-type="string">
            <text:p>kothing\kothing-edito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12" office:value-type="string" calcext:value-type="string">
            <text:p>ksquareincmx\vuh-stencil-components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2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12" office:value-type="string" calcext:value-type="string">
            <text:p>l3p-cv\los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2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12" office:value-type="string" calcext:value-type="string">
            <text:p>la-haute-societe\ssh-deploy-releas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2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12" office:value-type="string" calcext:value-type="string">
            <text:p>launchcodedev\app-config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2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12" office:value-type="string" calcext:value-type="string">
            <text:p>launchcodedev\fetch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2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12" office:value-type="string" calcext:value-type="string">
            <text:p>launchcodedev\germinato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2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12" office:value-type="string" calcext:value-type="string">
            <text:p>launchcodedev\rout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table:formula="of:=IF([.D227]=&quot;N&quot;;&quot;-&quot;;&quot;&quot;)">
            <text:p/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12" office:value-type="string" calcext:value-type="string">
            <text:p>launchcodedev\toml-load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2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12" office:value-type="string" calcext:value-type="string">
            <text:p>lfuelling\generator-springboot-kickstar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table:formula="of:=IF([.D229]=&quot;N&quot;;&quot;-&quot;;&quot;&quot;)">
            <text:p/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12" office:value-type="string" calcext:value-type="string">
            <text:p>lgsinnovations\react-sigplo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table:formula="of:=IF([.D230]=&quot;N&quot;;&quot;-&quot;;&quot;&quot;)">
            <text:p/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12" office:value-type="string" calcext:value-type="string">
            <text:p>LiamMartens\joi-filelis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3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12" office:value-type="string" calcext:value-type="string">
            <text:p>linagora\esn-chat-client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table:formula="of:=IF([.D232]=&quot;N&quot;;&quot;-&quot;;&quot;&quot;)">
            <text:p/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12" office:value-type="string" calcext:value-type="string">
            <text:p>linagora\grunt-docker-spawn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table:formula="of:=IF([.D233]=&quot;N&quot;;&quot;-&quot;;&quot;&quot;)">
            <text:p/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12" office:value-type="string" calcext:value-type="string">
            <text:p>linagora\grunt-i18n-check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table:formula="of:=IF([.D234]=&quot;N&quot;;&quot;-&quot;;&quot;&quot;)">
            <text:p/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12" office:value-type="string" calcext:value-type="string">
            <text:p>linagora\i18n-checke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3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12" office:value-type="string" calcext:value-type="string">
            <text:p>linagora\karma-ng-jade2module-preprocesso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table:formula="of:=IF([.D236]=&quot;N&quot;;&quot;-&quot;;&quot;&quot;)">
            <text:p/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12" office:value-type="string" calcext:value-type="string">
            <text:p>linagora\linagora.esn.admin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3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12" office:value-type="string" calcext:value-type="string">
            <text:p>linagora\linagora.esn.calendar.collect.email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table:formula="of:=IF([.D238]=&quot;N&quot;;&quot;-&quot;;&quot;&quot;)">
            <text:p/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12" office:value-type="string" calcext:value-type="string">
            <text:p>linagora\linagora.esn.community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table:formula="of:=IF([.D239]=&quot;N&quot;;&quot;-&quot;;&quot;&quot;)">
            <text:p/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12" office:value-type="string" calcext:value-type="string">
            <text:p>linagora\linagora.esn.group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table:formula="of:=IF([.D240]=&quot;N&quot;;&quot;-&quot;;&quot;&quot;)">
            <text:p/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12" office:value-type="string" calcext:value-type="string">
            <text:p>linagora\linagora.esn.lemonldap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4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12" office:value-type="string" calcext:value-type="string">
            <text:p>linagora\openpaas-esn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4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12" office:value-type="string" calcext:value-type="string">
            <text:p>localxpose\node-localxpos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4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12" office:value-type="string" calcext:value-type="string">
            <text:p>lodosstm\yandex-checkout-nod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table:formula="of:=IF([.D244]=&quot;N&quot;;&quot;-&quot;;&quot;&quot;)">
            <text:p/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12" office:value-type="string" calcext:value-type="string">
            <text:p>lorena-ssi\lorena-crypto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4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12" office:value-type="string" calcext:value-type="string">
            <text:p>louislam\redbean-node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4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12" office:value-type="string" calcext:value-type="string">
            <text:p>lovullo\liza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table:formula="of:=IF([.D247]=&quot;N&quot;;&quot;-&quot;;&quot;&quot;)">
            <text:p/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12" office:value-type="string" calcext:value-type="string">
            <text:p>luctst\Leo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4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12" office:value-type="string" calcext:value-type="string">
            <text:p>magesuite\theme-creativeshop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Y</text:p>
          </table:table-cell>
          <table:table-cell table:style-name="ce16" table:formula="of:=IF([.D249]=&quot;N&quot;;&quot;-&quot;;&quot;&quot;)">
            <text:p/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12" office:value-type="string" calcext:value-type="string">
            <text:p>manoj-choudhary\react-chatbot-kit-advanced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5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12" office:value-type="string" calcext:value-type="string">
            <text:p>marcelovicentegc\binder-editor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5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12" office:value-type="string" calcext:value-type="string">
            <text:p>marinewater\json_prettify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5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12" office:value-type="string" calcext:value-type="string">
            <text:p>MasonAmerica\mason-cli\.gitlab-ci.yml</text:p>
          </table:table-cell>
          <table:table-cell table:style-name="ce6" office:value-type="string" calcext:value-type="string">
            <text:p>Vinicius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5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12" office:value-type="string" calcext:value-type="string">
            <text:p>mastersign\gulp-text-simpl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style-name="ce6" office:value-type="string" calcext:value-type="string">
            <text:p>formula used for random selection</text:p>
          </table:table-cell>
          <table:table-cell table:number-columns-repeated="1016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12" office:value-type="string" calcext:value-type="string">
            <text:p>mastersign\mdinclud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5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style-name="ce6" office:value-type="string" calcext:value-type="string">
            <text:p>"=If((RAND() &gt;= 0.5),"Y","N")"</text:p>
          </table:table-cell>
          <table:table-cell table:number-columns-repeated="1016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12" office:value-type="string" calcext:value-type="string">
            <text:p>matpl\wawa-tabl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style-name="ce6" office:value-type="string" calcext:value-type="string">
            <text:p>"=if(D254 = "Y", (If((RAND() &gt;= 0.5),"Y","N")),"N")"</text:p>
          </table:table-cell>
          <table:table-cell table:number-columns-repeated="1016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12" office:value-type="string" calcext:value-type="string">
            <text:p>MatrixAI\js-encryptedf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5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12" office:value-type="string" calcext:value-type="string">
            <text:p>MatrixAI\js-logge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5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12" office:value-type="string" calcext:value-type="string">
            <text:p>MatrixAI\js-pagination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5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12" office:value-type="string" calcext:value-type="string">
            <text:p>MatrixAI\js-polykey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6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12" office:value-type="string" calcext:value-type="string">
            <text:p>MatrixAI\TypeScript-Demo-Lib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12" office:value-type="string" calcext:value-type="string">
            <text:p>mattermost\mattermost-redux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6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12" office:value-type="string" calcext:value-type="string">
            <text:p>mattermost\mattermost-webapp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6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12" office:value-type="string" calcext:value-type="string">
            <text:p>mattpjohnson\drb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6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12" office:value-type="string" calcext:value-type="string">
            <text:p>maximemoreillon\vue_application_templat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6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12" office:value-type="string" calcext:value-type="string">
            <text:p>maximemoreillon\vue_authentication_wall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6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12" office:value-type="string" calcext:value-type="string">
            <text:p>mcailleaux\typescript-angular-rest-clien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6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12" office:value-type="string" calcext:value-type="string">
            <text:p>mcailleaux\typescript-nest-rest-clien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6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12" office:value-type="string" calcext:value-type="string">
            <text:p>mcfed\businessComponent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6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12" office:value-type="string" calcext:value-type="string">
            <text:p>mcfed\cor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12" office:value-type="string" calcext:value-type="string">
            <text:p>mcfed\crud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7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12" office:value-type="string" calcext:value-type="string">
            <text:p>mcfed\util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7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12" office:value-type="string" calcext:value-type="string">
            <text:p>mdubourg001\glci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7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12" office:value-type="string" calcext:value-type="string">
            <text:p>mech-lang\wasm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7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12" office:value-type="string" calcext:value-type="string">
            <text:p>meloseven\unstate-hook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representative pipelin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12" office:value-type="string" calcext:value-type="string">
            <text:p>metachris\typescript-boilerplat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Multiple activities enclosed together in a same one.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12" office:value-type="string" calcext:value-type="string">
            <text:p>mezgoodle\Caesar-and-Vigenere-cipher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7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12" office:value-type="string" calcext:value-type="string">
            <text:p>mfranzke\datalist-polyfill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representative pipelin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12" office:value-type="string" calcext:value-type="string">
            <text:p>miare-ir\Milingo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12" office:value-type="string" calcext:value-type="string">
            <text:p>microflows\nodeVM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8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12" office:value-type="string" calcext:value-type="string">
            <text:p>midgarjs\midga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8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12" office:value-type="string" calcext:value-type="string">
            <text:p>mihanizm56\node-file-copie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8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12" office:value-type="string" calcext:value-type="string">
            <text:p>misakey\ep_misakey_auth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12" office:value-type="string" calcext:value-type="string">
            <text:p>misakey\frontend\.gitlab-ci.packages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representative pipelin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12" office:value-type="string" calcext:value-type="string">
            <text:p>misakey\frontend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8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12" office:value-type="string" calcext:value-type="string">
            <text:p>mkinfrared\rcg-tool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8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12" office:value-type="string" calcext:value-type="string">
            <text:p>mohism-framework\cor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8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12" office:value-type="string" calcext:value-type="string">
            <text:p>mohism-framework\util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8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12" office:value-type="string" calcext:value-type="string">
            <text:p>moots-technology\moots-datetime-picke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8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12" office:value-type="string" calcext:value-type="string">
            <text:p>mozilla\protocol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9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12" office:value-type="string" calcext:value-type="string">
            <text:p>mpromonet\webrtc-streame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9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12" office:value-type="string" calcext:value-type="string">
            <text:p>mscgenjs\mscgenjs-cli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representative pipelin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12" office:value-type="string" calcext:value-type="string">
            <text:p>mscgenjs\mscgenjs-cor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9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12" office:value-type="string" calcext:value-type="string">
            <text:p>mscgenjs\mscgenjs-inpag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9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12" office:value-type="string" calcext:value-type="string">
            <text:p>mtasa-typescript\mtasa-lua-type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9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12" office:value-type="string" calcext:value-type="string">
            <text:p>mtasa-typescript\mtasa-lua-util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9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12" office:value-type="string" calcext:value-type="string">
            <text:p>mudin\vue-indoo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9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12" office:value-type="string" calcext:value-type="string">
            <text:p>mysteriumnetwork\mysterium-vpn-j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9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12" office:value-type="string" calcext:value-type="string">
            <text:p>mysteriumnetwork\node-j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29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12" office:value-type="string" calcext:value-type="string">
            <text:p>mysteriumnetwork\term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12" office:value-type="string" calcext:value-type="string">
            <text:p>nanoporetech\cronkit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0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12" office:value-type="string" calcext:value-type="string">
            <text:p>nanoporetech\epi2me-api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12" office:value-type="string" calcext:value-type="string">
            <text:p>nativecode-dev\nativenod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0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12" office:value-type="string" calcext:value-type="string">
            <text:p>nativecode-dev\nofrill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0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12" office:value-type="string" calcext:value-type="string">
            <text:p>NaturalSolutions\RenecoFont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0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12" office:value-type="string" calcext:value-type="string">
            <text:p>nezaboodka\reactronic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0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12" office:value-type="string" calcext:value-type="string">
            <text:p>nezaboodka\reactronic-front-web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Redundancy between activities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12" office:value-type="string" calcext:value-type="string">
            <text:p>nfreear\gaad-widge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0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12" office:value-type="string" calcext:value-type="string">
            <text:p>NGSolve\ngsolv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Very complex and long pipeline, supporting multiple OSs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12" office:value-type="string" calcext:value-type="string">
            <text:p>nickwinger\ng-swiss-army-knif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t well formed pipeline.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12" office:value-type="string" calcext:value-type="string">
            <text:p>NicolasThierion\aspectj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12" office:value-type="string" calcext:value-type="string">
            <text:p>nim579\do-migrat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1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12" office:value-type="string" calcext:value-type="string">
            <text:p>nimiq\hub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1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12" office:value-type="string" calcext:value-type="string">
            <text:p>nlko\stoRyX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1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12" office:value-type="string" calcext:value-type="string">
            <text:p>node-opcua\node-opcua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1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12" office:value-type="string" calcext:value-type="string">
            <text:p>nodeum-io\nodeum-sdk-j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relevant pipelin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12" office:value-type="string" calcext:value-type="string">
            <text:p>nodeum-io\nodeum-sdk-js\generate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17]=&quot;N&quot;;&quot;-&quot;;&quot;&quot;)" office:value-type="string" office:string-value="-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12" office:value-type="string" calcext:value-type="string">
            <text:p>nokia\ts-serialize-closure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relevant pipelin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12" office:value-type="string" calcext:value-type="string">
            <text:p>oipwg\js-oip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1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12" office:value-type="string" calcext:value-type="string">
            <text:p>open-voip-alliance\WebphoneLib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use of stages. Impossible to annotate.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12" office:value-type="string" calcext:value-type="string">
            <text:p>Ouest-France\platform-app-sipaui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2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12" office:value-type="string" calcext:value-type="string">
            <text:p>OxCom\constraint-validato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2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12" office:value-type="string" calcext:value-type="string">
            <text:p>Paciolan\eslint-config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2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12" office:value-type="string" calcext:value-type="string">
            <text:p>Paciolan\remote-componen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2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12" office:value-type="string" calcext:value-type="string">
            <text:p>Paciolan\remote-module-loade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2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12" office:value-type="string" calcext:value-type="string">
            <text:p>paritytech\Nomido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2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12" office:value-type="string" calcext:value-type="string">
            <text:p>paritytech\polkassembly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2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12" office:value-type="string" calcext:value-type="string">
            <text:p>passbolt\passbolt_styleguid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2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12" office:value-type="string" calcext:value-type="string">
            <text:p>pasupulaphani\node-redis-stor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2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12" office:value-type="string" calcext:value-type="string">
            <text:p>paul1278\nicetable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use of stages. Impossible to annotate.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12" office:value-type="string" calcext:value-type="string">
            <text:p>PayString\paystring-cli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3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12" office:value-type="string" calcext:value-type="string">
            <text:p>PayString\util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3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12" office:value-type="string" calcext:value-type="string">
            <text:p>pedroetb\tts-api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3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12" office:value-type="string" calcext:value-type="string">
            <text:p>Picsart-Academy-UI\booking-db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12" office:value-type="string" calcext:value-type="string">
            <text:p>pravosleva\react-sp-cards-slide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12" office:value-type="string" calcext:value-type="string">
            <text:p>Prior99\fint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12" office:value-type="string" calcext:value-type="string">
            <text:p>Prior99\mobx-repository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12" office:value-type="string" calcext:value-type="string">
            <text:p>Prior99\p2p-networking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3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12" office:value-type="string" calcext:value-type="string">
            <text:p>privacybydesign\irma-frontend-package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3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12" office:value-type="string" calcext:value-type="string">
            <text:p>privacybydesign\irmaj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4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12" office:value-type="string" calcext:value-type="string">
            <text:p>PublicisSapient\javascrip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4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12" office:value-type="string" calcext:value-type="string">
            <text:p>PunitSoniME\ng-alphabetic-filte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Misses test stage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12" office:value-type="string" calcext:value-type="string">
            <text:p>QuickCorp\QCObjects-DOC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4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12" office:value-type="string" calcext:value-type="string">
            <text:p>QuickCorp\qcobjects-flutterized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4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12" office:value-type="string" calcext:value-type="string">
            <text:p>QuickCorp\qcobjects-new-app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use of stages. Impossible to annotate.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12" office:value-type="string" calcext:value-type="string">
            <text:p>QuickCorp\qcobjects-phonegap-app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4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12" office:value-type="string" calcext:value-type="string">
            <text:p>QuickCorp\qcobjects-video-streaming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4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12" office:value-type="string" calcext:value-type="string">
            <text:p>QuickCorp\QCObjects.com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4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12" office:value-type="string" calcext:value-type="string">
            <text:p>RainbirdAi\yolapi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4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12" office:value-type="string" calcext:value-type="string">
            <text:p>ramiel\streamfp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5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12" office:value-type="string" calcext:value-type="string">
            <text:p>rdfostrich\ostrich-nod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5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12" office:value-type="string" calcext:value-type="string">
            <text:p>RedMadRobot\use-dropdown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5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12" office:value-type="string" calcext:value-type="string">
            <text:p>redoo-networks\flexapi-client-j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5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12" office:value-type="string" calcext:value-type="string">
            <text:p>renoirb\experiments-201908-rush-typescript-just-bili-monorepo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5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12" office:value-type="string" calcext:value-type="string">
            <text:p>richardeschloss\les-util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5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12" office:value-type="string" calcext:value-type="string">
            <text:p>richardeschloss\nuxt-highchart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5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12" office:value-type="string" calcext:value-type="string">
            <text:p>richardeschloss\nuxt-socket-io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use of stages. Impossible to annotate.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12" office:value-type="string" calcext:value-type="string">
            <text:p>richardeschloss\nuxt-storie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5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12" office:value-type="string" calcext:value-type="string">
            <text:p>robsonrosilva\protheusDoc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-</text:p>
          </table:table-cell>
          <table:table-cell table:style-name="ce6" office:value-type="string" calcext:value-type="string">
            <text:p>No use of stages. Impossible to annotate.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12" office:value-type="string" calcext:value-type="string">
            <text:p>rohanchandra\javascript-terminal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12" office:value-type="string" calcext:value-type="string">
            <text:p>rohanchandra\react-terminal-componen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12" office:value-type="string" calcext:value-type="string">
            <text:p>salesfly\salesfly-j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6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12" office:value-type="string" calcext:value-type="string">
            <text:p>sankaku-deltalab\trans-vector2d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6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12" office:value-type="string" calcext:value-type="string">
            <text:p>saysimple\node-sdk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6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12" office:value-type="string" calcext:value-type="string">
            <text:p>screepers\screeps-server-mockup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use of stages. Impossible to annotate.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12" office:value-type="string" calcext:value-type="string">
            <text:p>ScriptSmith\instamance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relevant pipeline.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12" office:value-type="string" calcext:value-type="string">
            <text:p>seald\react-native-modpow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6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12" office:value-type="string" calcext:value-type="string">
            <text:p>seald\sscrypto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6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12" office:value-type="string" calcext:value-type="string">
            <text:p>seald\waxing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6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12" office:value-type="string" calcext:value-type="string">
            <text:p>sebbo2002\fhem-cli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7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12" office:value-type="string" calcext:value-type="string">
            <text:p>secrethub\secrethub-cli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relevant pipeline.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12" office:value-type="string" calcext:value-type="string">
            <text:p>sergiu-gordienco\application-prototyp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7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12" office:value-type="string" calcext:value-type="string">
            <text:p>shellyln\chart.js-node-ssr-exampl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use of stages. Impossible to annotate.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12" office:value-type="string" calcext:value-type="string">
            <text:p>shellyln\fruitsconfit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7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12" office:value-type="string" calcext:value-type="string">
            <text:p>shellyln\kanban-board-app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7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12" office:value-type="string" calcext:value-type="string">
            <text:p>shellyln\liyad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7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12" office:value-type="string" calcext:value-type="string">
            <text:p>shellyln\mdn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7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12" office:value-type="string" calcext:value-type="string">
            <text:p>shellyln\mdne-electron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7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12" office:value-type="string" calcext:value-type="string">
            <text:p>shellyln\menneu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use of stages. Impossible to annotate.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12" office:value-type="string" calcext:value-type="string">
            <text:p>shellyln\open-soql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8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12" office:value-type="string" calcext:value-type="string">
            <text:p>shellyln\red-agat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use of stages. Impossible to annotate.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12" office:value-type="string" calcext:value-type="string">
            <text:p>shellyln\tynde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8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12" office:value-type="string" calcext:value-type="string">
            <text:p>signageos\cli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8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12" office:value-type="string" calcext:value-type="string">
            <text:p>signageos\fil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12" office:value-type="string" calcext:value-type="string">
            <text:p>signageos\front-applet-extension-nexmospher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8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12" office:value-type="string" calcext:value-type="string">
            <text:p>signageos\nec-pd-sdk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8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12" office:value-type="string" calcext:value-type="string">
            <text:p>signageos\sdk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8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12" office:value-type="string" calcext:value-type="string">
            <text:p>signageos\webpack-plugin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12" office:value-type="string" calcext:value-type="string">
            <text:p>simple-deck\ui-deploymen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8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12" office:value-type="string" calcext:value-type="string">
            <text:p>simplworld\simpl-reac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9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12" office:value-type="string" calcext:value-type="string">
            <text:p>sireniaeu\markdown-it-typographe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9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12" office:value-type="string" calcext:value-type="string">
            <text:p>skbkontur\react-ui-tou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relevant pipeline.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12" office:value-type="string" calcext:value-type="string">
            <text:p>SkeLLLa\fastify-metric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9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12" office:value-type="string" calcext:value-type="string">
            <text:p>SkeLLLa\fastify-oa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9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12" office:value-type="string" calcext:value-type="string">
            <text:p>SkeLLLa\node-object-hash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9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12" office:value-type="string" calcext:value-type="string">
            <text:p>SkeLLLa\yammy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9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12" office:value-type="string" calcext:value-type="string">
            <text:p>SocialGouv\cdtn-monolog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9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12" office:value-type="string" calcext:value-type="string">
            <text:p>SocialGouv\datafiller-data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9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12" office:value-type="string" calcext:value-type="string">
            <text:p>SoftEtherVPN\SoftEtherVPN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39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12" office:value-type="string" calcext:value-type="string">
            <text:p>softwaregroup-bg\ut-bu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0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12" office:value-type="string" calcext:value-type="string">
            <text:p>softwaregroup-bg\ut-cach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0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12" office:value-type="string" calcext:value-type="string">
            <text:p>softwaregroup-bg\ut-codec-payshield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0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12" office:value-type="string" calcext:value-type="string">
            <text:p>softwaregroup-bg\ut-fron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0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12" office:value-type="string" calcext:value-type="string">
            <text:p>softwaregroup-bg\ut-front-reac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0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12" office:value-type="string" calcext:value-type="string">
            <text:p>softwaregroup-bg\ut-log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0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12" office:value-type="string" calcext:value-type="string">
            <text:p>softwaregroup-bg\ut-port-consol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0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12" office:value-type="string" calcext:value-type="string">
            <text:p>softwaregroup-bg\ut-port-ftp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0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12" office:value-type="string" calcext:value-type="string">
            <text:p>softwaregroup-bg\ut-port-http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0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12" office:value-type="string" calcext:value-type="string">
            <text:p>softwaregroup-bg\ut-port-httpserve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0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12" office:value-type="string" calcext:value-type="string">
            <text:p>softwaregroup-bg\ut-port-jsonrpc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1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12" office:value-type="string" calcext:value-type="string">
            <text:p>softwaregroup-bg\ut-port-mail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1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12" office:value-type="string" calcext:value-type="string">
            <text:p>softwaregroup-bg\ut-port-performanc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1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12" office:value-type="string" calcext:value-type="string">
            <text:p>softwaregroup-bg\ut-port-schedul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1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12" office:value-type="string" calcext:value-type="string">
            <text:p>softwaregroup-bg\ut-port-scrip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1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12" office:value-type="string" calcext:value-type="string">
            <text:p>softwaregroup-bg\ut-port-sql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relevant pipeline.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12" office:value-type="string" calcext:value-type="string">
            <text:p>softwaregroup-bg\ut-rul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1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12" office:value-type="string" calcext:value-type="string">
            <text:p>softwaregroup-bg\ut-run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relevant pipeline.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12" office:value-type="string" calcext:value-type="string">
            <text:p>softwaregroup-bg\ut-testtool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1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12" office:value-type="string" calcext:value-type="string">
            <text:p>softwaregroup-bg\ut-tool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1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12" office:value-type="string" calcext:value-type="string">
            <text:p>Sokkuri\Common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Incomplete pipeline. Only contains stage commit.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12" office:value-type="string" calcext:value-type="string">
            <text:p>Sokkuri\Keiryo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2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12" office:value-type="string" calcext:value-type="string">
            <text:p>soruly\aniep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2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12" office:value-type="string" calcext:value-type="string">
            <text:p>spatialnetworkslab\spip-api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2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12" office:value-type="string" calcext:value-type="string">
            <text:p>splunk\splunk-cloud-auth-j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2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12" office:value-type="string" calcext:value-type="string">
            <text:p>SQream\sqreamdb-node-connecto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2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12" office:value-type="string" calcext:value-type="string">
            <text:p>ssube\isolex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2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12" office:value-type="string" calcext:value-type="string">
            <text:p>ssube\js-util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2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12" office:value-type="string" calcext:value-type="string">
            <text:p>ssube\noicej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2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12" office:value-type="string" calcext:value-type="string">
            <text:p>ssube\prometheus-sql-adapte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2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12" office:value-type="string" calcext:value-type="string">
            <text:p>ssube\rollup-templat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3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12" office:value-type="string" calcext:value-type="string">
            <text:p>StatCan\time-series-library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use of stages. Impossible to annotate.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12" office:value-type="string" calcext:value-type="string">
            <text:p>stheine\check-types-2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3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12" office:value-type="string" calcext:value-type="string">
            <text:p>strapi\strapi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3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12" office:value-type="string" calcext:value-type="string">
            <text:p>strongholdpay\react-native-sdk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12" office:value-type="string" calcext:value-type="string">
            <text:p>Synerise\synerise-design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3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12" office:value-type="string" calcext:value-type="string">
            <text:p>t3n\react-package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3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12" office:value-type="string" calcext:value-type="string">
            <text:p>TangSY\react-hash-calenda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3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12" office:value-type="string" calcext:value-type="string">
            <text:p>targomo\targomo-j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3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12" office:value-type="string" calcext:value-type="string">
            <text:p>targomo\targomo-js-extension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3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12" office:value-type="string" calcext:value-type="string">
            <text:p>TechnicalPursuit\TIBE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4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12" office:value-type="string" calcext:value-type="string">
            <text:p>tetcoin\tetcoin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4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12" office:value-type="string" calcext:value-type="string">
            <text:p>thebjorn\dkdj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4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12" office:value-type="string" calcext:value-type="string">
            <text:p>thesilk-tux\markdown-toc-gen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12" office:value-type="string" calcext:value-type="string">
            <text:p>thomasyuan\tetri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12" office:value-type="string" calcext:value-type="string">
            <text:p>three11\react-templat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4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12" office:value-type="string" calcext:value-type="string">
            <text:p>tikrbits\loopx-bser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4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12" office:value-type="string" calcext:value-type="string">
            <text:p>tikrbits\loopx-bufio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4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12" office:value-type="string" calcext:value-type="string">
            <text:p>tikrbits\loopx-config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4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12" office:value-type="string" calcext:value-type="string">
            <text:p>tikrbits\loopx-crypto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4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12" office:value-type="string" calcext:value-type="string">
            <text:p>tikrbits\loopx-pki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5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12" office:value-type="string" calcext:value-type="string">
            <text:p>tokend\new-js-sdk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5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12" office:value-type="string" calcext:value-type="string">
            <text:p>tramwayjs\route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5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12" office:value-type="string" calcext:value-type="string">
            <text:p>Trendyol\jest-testcontainer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12" office:value-type="string" calcext:value-type="string">
            <text:p>trezor\blockbook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12" office:value-type="string" calcext:value-type="string">
            <text:p>trezor\trezor-suit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5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12" office:value-type="string" calcext:value-type="string">
            <text:p>TriplyDB\TriplyDB-J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5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12" office:value-type="string" calcext:value-type="string">
            <text:p>tru-ID\tru-cli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5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12" office:value-type="string" calcext:value-type="string">
            <text:p>trucknet-io\react-native-web-uiki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5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12" office:value-type="string" calcext:value-type="string">
            <text:p>tuomashatakka\disposable-event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5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12" office:value-type="string" calcext:value-type="string">
            <text:p>twogate\boilerplate-cli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6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12" office:value-type="string" calcext:value-type="string">
            <text:p>Tymek\eslint-config-scrlk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6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12" office:value-type="string" calcext:value-type="string">
            <text:p>ubergrape\grape-electron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6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12" office:value-type="string" calcext:value-type="string">
            <text:p>unboundedsystems\adap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6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12" office:value-type="string" calcext:value-type="string">
            <text:p>unleashit\npm-library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6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12" office:value-type="string" calcext:value-type="string">
            <text:p>UpLab\pdf-pars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6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12" office:value-type="string" calcext:value-type="string">
            <text:p>usabilla\usabilla-u4a-cordova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12" office:value-type="string" calcext:value-type="string">
            <text:p>usabilla\usabilla-u4a-react-nativ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6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12" office:value-type="string" calcext:value-type="string">
            <text:p>usgs\earthquake-eventpage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6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12" office:value-type="string" calcext:value-type="string">
            <text:p>vertexbz\graphql-introspection-filtering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12" office:value-type="string" calcext:value-type="string">
            <text:p>Vet-ProVieh\vetprovieh-lis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7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12" office:value-type="string" calcext:value-type="string">
            <text:p>visual-framework\vf-cor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12" office:value-type="string" calcext:value-type="string">
            <text:p>vith\headless-eval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7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12" office:value-type="string" calcext:value-type="string">
            <text:p>vkmarmot\tactic-geometry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73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12" office:value-type="string" calcext:value-type="string">
            <text:p>vue-leaflet\Vue2Leafle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7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12" office:value-type="string" calcext:value-type="string">
            <text:p>w-ah\laze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75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12" office:value-type="string" calcext:value-type="string">
            <text:p>w11k\angular-sticky-thing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7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12" office:value-type="string" calcext:value-type="string">
            <text:p>w11k\diff-patch-sync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7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12" office:value-type="string" calcext:value-type="string">
            <text:p>w4tsn\node-red-contrib-protobuf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7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12" office:value-type="string" calcext:value-type="string">
            <text:p>wartoshika\qhun-transpile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7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12" office:value-type="string" calcext:value-type="string">
            <text:p>WebDollar\Node-WebDolla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8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12" office:value-type="string" calcext:value-type="string">
            <text:p>webqamdev\vue-match-media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12" office:value-type="string" calcext:value-type="string">
            <text:p>wheniwork\ld-redux-component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8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12" office:value-type="string" calcext:value-type="string">
            <text:p>WickrInc\wickrio-webhook-bo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use of stages. Impossible to annotate.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12" office:value-type="string" calcext:value-type="string">
            <text:p>willsoto\angular-chartist.j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8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12" office:value-type="string" calcext:value-type="string">
            <text:p>wKich\creevey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12" office:value-type="string" calcext:value-type="string">
            <text:p>wmira\react-sidenav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86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12" office:value-type="string" calcext:value-type="string">
            <text:p>wwpass\wwpass-frontend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8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12" office:value-type="string" calcext:value-type="string">
            <text:p>wx-chevalier\excel.t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88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12" office:value-type="string" calcext:value-type="string">
            <text:p>wx-chevalier\m-fe-common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8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12" office:value-type="string" calcext:value-type="string">
            <text:p>xiph\rav1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9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12" office:value-type="string" calcext:value-type="string">
            <text:p>xn-02f\gravatar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9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12" office:value-type="string" calcext:value-type="string">
            <text:p>xn-02f\md5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9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12" office:value-type="string" calcext:value-type="string">
            <text:p>xpring-eng\Xpring-J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All activities enclosed in one single stage.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12" office:value-type="string" calcext:value-type="string">
            <text:p>xurizaemon\node-wrm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94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12" office:value-type="string" calcext:value-type="string">
            <text:p>yangjuncode\jsyrpc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12" office:value-type="string" calcext:value-type="string">
            <text:p>yangjuncode\yrpcmsg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12" office:value-type="string" calcext:value-type="string">
            <text:p>Yaozu-Xu\react-chat-app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97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12" office:value-type="string" calcext:value-type="string">
            <text:p>ybonnetain\react-native-safari-modal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Incomplete pipeline. It only contains release stage.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12" office:value-type="string" calcext:value-type="string">
            <text:p>yourlabs\crudlfap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499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12" office:value-type="string" calcext:value-type="string">
            <text:p>Yrkki\cv-generator-fe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500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12" office:value-type="string" calcext:value-type="string">
            <text:p>zach-capalbo\hubs-client-bo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501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12" office:value-type="string" calcext:value-type="string">
            <text:p>zenghj\fe-common-utils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N</text:p>
          </table:table-cell>
          <table:table-cell table:style-name="ce16" table:formula="of:=IF([.D502]=&quot;N&quot;;&quot;-&quot;;&quot;&quot;)" office:value-type="string" office:string-value="-" calcext:value-type="string">
            <text:p>-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12" office:value-type="string" calcext:value-type="string">
            <text:p>zwsf\erui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The pipeline is incomplete. Only contains test stage.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12" office:value-type="string" calcext:value-type="string">
            <text:p>zxteamorg\node.web-client\.gitlab-ci.yml</text:p>
          </table:table-cell>
          <table:table-cell table:style-name="ce6" office:value-type="string" calcext:value-type="string">
            <text:p>Alfredo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Done</text:p>
          </table:table-cell>
          <table:table-cell table:style-name="ce6" office:value-type="string" calcext:value-type="string">
            <text:p>No relevant pipeline.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3" table:number-rows-spanned="1">
            <text:p>Total number of pipelines analysed</text:p>
          </table:table-cell>
          <table:covered-table-cell table:number-columns-repeated="2"/>
          <table:table-cell table:style-name="ce17" table:formula="of:=COUNTIF([.D1:.D504]; &quot;Y&quot;)" office:value-type="float" office:value="178" calcext:value-type="float">
            <text:p>178</text:p>
          </table:table-cell>
          <table:table-cell table:style-name="ce17" table:formula="of:=COUNTIF([.E1:.E504];&quot;Done&quot;)" office:value-type="float" office:value="166" calcext:value-type="float">
            <text:p>166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6"/>
          <table:table-cell table:number-columns-repeated="2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STATISTICAL POWER - Probability that our conclusions are correct (Conclusion validity)</text:p>
          </table:table-cell>
          <table:table-cell table:style-name="ce13" table:number-columns-repeated="2"/>
          <table:table-cell table:style-name="ce18" table:number-columns-repeated="2"/>
          <table:table-cell table:style-name="ce13"/>
          <table:table-cell table:style-name="ce18"/>
          <table:table-cell table:style-name="ce13" table:number-columns-repeated="23"/>
          <table:table-cell table:number-columns-repeated="994"/>
        </table:table-row>
        <table:table-row table:style-name="ro1">
          <table:table-cell table:style-name="ce8" office:value-type="string" calcext:value-type="string">
            <text:p>Facts related to sampling</text:p>
          </table:table-cell>
          <table:table-cell table:number-columns-repeated="2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6" office:value-type="string" calcext:value-type="string">
            <text:p>Based on the following facts reported in the article: "On the rise and fall of CI services in GitHub" which provides the used dataset:</text:p>
          </table:table-cell>
          <table:table-cell table:number-columns-repeated="2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6" office:value-type="string" calcext:value-type="string">
            <text:p>- The final dataset contains 119,033 CI usages spread across 91,810 repositories.</text:p>
          </table:table-cell>
          <table:table-cell table:number-columns-repeated="2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6" office:value-type="string" calcext:value-type="string">
            <text:p>- At the end of the observation period, GHA covers 51.7% of the repositories with a CI, followed by Travis (42.5%), CircleCI (10.2%) and AppVeyor (2.2%). The remaining CIs together (Azure, GitLab CI and Jenkins) do not exceed 2.3%.</text:p>
          </table:table-cell>
          <table:table-cell table:number-columns-repeated="2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9"/>
          <table:table-cell table:number-columns-repeated="2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8" office:value-type="string" calcext:value-type="string">
            <text:p>Taking as population size 503 (i.e. the total number of GitLab CI usages), and</text:p>
          </table:table-cell>
          <table:table-cell table:number-columns-repeated="2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8" office:value-type="string" calcext:value-type="string">
            <text:p>Margin error = 5% (i.e. level of significance - alpha value), and</text:p>
          </table:table-cell>
          <table:table-cell table:number-columns-repeated="2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8" office:value-type="string" calcext:value-type="string">
            <text:p>Confidence level of 85% (this is the Statistical power - i.e. probability)</text:p>
          </table:table-cell>
          <table:table-cell table:number-columns-repeated="2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8" office:value-type="string" calcext:value-type="string">
            <text:p>THEN</text:p>
          </table:table-cell>
          <table:table-cell table:number-columns-repeated="2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8" office:value-type="string" calcext:value-type="string">
            <text:p>the sample size must be of (at least ) 148 </text:p>
          </table:table-cell>
          <table:table-cell table:number-columns-repeated="2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10" office:value-type="string" calcext:value-type="string" table:number-columns-spanned="3" table:number-rows-spanned="1">
            <text:p>We have analysed</text:p>
          </table:table-cell>
          <table:covered-table-cell table:number-columns-repeated="2"/>
          <table:table-cell table:style-name="ce19" table:formula="of:=[.E506]" office:value-type="float" office:value="166" calcext:value-type="float">
            <text:p>166</text:p>
          </table:table-cell>
          <table:table-cell table:style-name="ce16"/>
          <table:table-cell/>
          <table:table-cell table:style-name="ce16"/>
          <table:table-cell table:number-columns-repeated="1017"/>
        </table:table-row>
        <table:table-row table:style-name="ro1">
          <table:table-cell table:style-name="ce9"/>
          <table:table-cell table:number-columns-repeated="2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6" office:value-type="string" calcext:value-type="string">
            <text:p>Sample Size Calculator</text:p>
          </table:table-cell>
          <table:table-cell table:number-columns-repeated="2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11" office:value-type="string" calcext:value-type="string">
            <text:p><text:a xlink:href="https://www.calculator.net/sample-size-calculator.html?type=1&amp;cl=85&amp;ci=5&amp;pp=50&amp;ps=503&amp;x=59&amp;y=18" xlink:type="simple">https://www.calculator.net/sample-size-calculator.html?type=1&amp;cl=85&amp;ci=5&amp;pp=50&amp;ps=503&amp;x=59&amp;y=18</text:a></text:p>
          </table:table-cell>
          <table:table-cell table:style-name="ce14"/>
          <table:table-cell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 table:number-rows-repeated="3">
          <table:table-cell table:number-columns-repeated="3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1">
          <table:table-cell table:style-name="ce7" office:value-type="string" calcext:value-type="string">
            <text:p>Category of pipelines - Summary</text:p>
          </table:table-cell>
          <table:table-cell table:style-name="ce13" table:number-columns-repeated="2"/>
          <table:table-cell table:style-name="ce20" office:value-type="string" calcext:value-type="string">
            <text:p>Total</text:p>
          </table:table-cell>
          <table:table-cell table:style-name="ce20" office:value-type="string" calcext:value-type="string">
            <text:p>%</text:p>
          </table:table-cell>
          <table:table-cell table:style-name="ce13"/>
          <table:table-cell table:style-name="ce18"/>
          <table:table-cell table:style-name="ce13" table:number-columns-repeated="23"/>
          <table:table-cell table:number-columns-repeated="994"/>
        </table:table-row>
        <table:table-row table:style-name="ro1">
          <table:table-cell table:style-name="ce6" office:value-type="string" calcext:value-type="string">
            <text:p>Category 1 = no relevant pipeline</text:p>
          </table:table-cell>
          <table:table-cell table:number-columns-repeated="2"/>
          <table:table-cell table:style-name="ce21" table:formula="of:=COUNTIF([.G1:.G504]; 1)" office:value-type="float" office:value="17" calcext:value-type="float">
            <text:p>17</text:p>
          </table:table-cell>
          <table:table-cell table:style-name="ce22" table:formula="of:=[.D527]/[.D506]*100" office:value-type="float" office:value="9.550561798" calcext:value-type="float">
            <text:p>9.55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6" office:value-type="string" calcext:value-type="string">
            <text:p>Category 2 = no stages defined</text:p>
          </table:table-cell>
          <table:table-cell table:number-columns-repeated="2"/>
          <table:table-cell table:style-name="ce21" table:formula="of:=COUNTIF([.G2:.G505]; 2)" office:value-type="float" office:value="12" calcext:value-type="float">
            <text:p>12</text:p>
          </table:table-cell>
          <table:table-cell table:style-name="ce22" table:formula="of:=[.D528]/[.D506]*100" office:value-type="float" office:value="6.741573034" calcext:value-type="float">
            <text:p>6.74</text:p>
          </table:table-cell>
          <table:table-cell/>
          <table:table-cell table:style-name="ce16"/>
          <table:table-cell table:number-columns-repeated="1017"/>
        </table:table-row>
        <table:table-row table:style-name="ro1">
          <table:table-cell table:style-name="ce6" office:value-type="string" calcext:value-type="string">
            <text:p>Category 3 = well formed pipelines</text:p>
          </table:table-cell>
          <table:table-cell table:number-columns-repeated="2"/>
          <table:table-cell table:style-name="ce16" table:formula="of:=[.E506] - [.D528] - [.D527]" office:value-type="float" office:value="137" calcext:value-type="float">
            <text:p>137</text:p>
          </table:table-cell>
          <table:table-cell table:style-name="ce22" table:formula="of:=[.D529]/[.D506]*100" office:value-type="float" office:value="76.96629213" calcext:value-type="float">
            <text:p>76.97</text:p>
          </table:table-cell>
          <table:table-cell/>
          <table:table-cell table:style-name="ce16"/>
          <table:table-cell table:number-columns-repeated="1017"/>
        </table:table-row>
        <table:table-row table:style-name="ro1" table:number-rows-repeated="469">
          <table:table-cell table:number-columns-repeated="3"/>
          <table:table-cell table:style-name="ce16" table:number-columns-repeated="2"/>
          <table:table-cell/>
          <table:table-cell table:style-name="ce16"/>
          <table:table-cell table:number-columns-repeated="1017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annotation-controller'.$A$1" table:cell-range-address="$'annotation-controller'.$D$1:.$D$998"/>
        </table:named-expressions>
      </table:table>
      <table:table table:name="annotation-categories" table:style-name="ta2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3" table:number-columns-repeated="1021" table:default-cell-style-name="Default"/>
        <table:table-row table:style-name="ro1">
          <table:table-cell table:style-name="ce15" office:value-type="string" calcext:value-type="string">
            <text:p>Activity Names</text:p>
          </table:table-cell>
          <table:table-cell table:style-name="ce15" office:value-type="string" calcext:value-type="string">
            <text:p>Stage Names</text:p>
          </table:table-cell>
          <table:table-cell table:style-name="ce27"/>
          <table:table-cell table:number-columns-repeated="1021"/>
        </table:table-row>
        <table:table-row table:style-name="ro1">
          <table:table-cell table:style-name="ce6" office:value-type="string" calcext:value-type="string">
            <text:p>Clean</text:p>
          </table:table-cell>
          <table:table-cell table:style-name="ce6" office:value-type="string" calcext:value-type="string">
            <text:p>Commit</text:p>
          </table:table-cell>
          <table:table-cell table:number-columns-repeated="2"/>
          <table:table-cell table:style-name="ce8" office:value-type="string" calcext:value-type="string">
            <text:p>GitLab pipelines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lone</text:p>
          </table:table-cell>
          <table:table-cell table:style-name="ce6" office:value-type="string" calcext:value-type="string">
            <text:p>Commit</text:p>
          </table:table-cell>
          <table:table-cell table:number-columns-repeated="2"/>
          <table:table-cell table:style-name="ce32" office:value-type="string" calcext:value-type="string">
            <text:p>1-If "stages" is not defined in the .gitlab-ci.yml file, the default pipeline stages are: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ependencies</text:p>
          </table:table-cell>
          <table:table-cell table:style-name="ce6" office:value-type="string" calcext:value-type="string">
            <text:p>Commit</text:p>
          </table:table-cell>
          <table:table-cell table:number-columns-repeated="2"/>
          <table:table-cell table:style-name="ce6" office:value-type="string" calcext:value-type="string">
            <text:p>.pr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Validation</text:p>
          </table:table-cell>
          <table:table-cell table:style-name="ce6" office:value-type="string" calcext:value-type="string">
            <text:p>Commit</text:p>
          </table:table-cell>
          <table:table-cell table:number-columns-repeated="2"/>
          <table:table-cell table:style-name="ce6" office:value-type="string" calcext:value-type="string">
            <text:p>build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Pre-processing</text:p>
          </table:table-cell>
          <table:table-cell table:style-name="ce6" office:value-type="string" calcext:value-type="string">
            <text:p>Commit</text:p>
          </table:table-cell>
          <table:table-cell table:number-columns-repeated="2"/>
          <table:table-cell table:style-name="ce6" office:value-type="string" calcext:value-type="string">
            <text:p>test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uild(Product)</text:p>
          </table:table-cell>
          <table:table-cell table:style-name="ce6" office:value-type="string" calcext:value-type="string">
            <text:p>Commit</text:p>
          </table:table-cell>
          <table:table-cell table:number-columns-repeated="2"/>
          <table:table-cell table:style-name="ce6" office:value-type="string" calcext:value-type="string">
            <text:p>deploy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uild(Tests)</text:p>
          </table:table-cell>
          <table:table-cell table:style-name="ce6" office:value-type="string" calcext:value-type="string">
            <text:p>Test</text:p>
          </table:table-cell>
          <table:table-cell table:number-columns-repeated="2"/>
          <table:table-cell table:style-name="ce6" office:value-type="string" calcext:value-type="string">
            <text:p>.post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uild(Any)</text:p>
          </table:table-cell>
          <table:table-cell table:style-name="ce6" office:value-type="string" calcext:value-type="string">
            <text:p>Commit/Test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6" office:value-type="string" calcext:value-type="string">
            <text:p>Packaging</text:p>
          </table:table-cell>
          <table:table-cell table:style-name="ce6" office:value-type="string" calcext:value-type="string">
            <text:p>Commit</text:p>
          </table:table-cell>
          <table:table-cell table:number-columns-repeated="2"/>
          <table:table-cell table:style-name="ce32" office:value-type="string" calcext:value-type="string">
            <text:p>2-If a job does not specify a stage, the job is assigned the test stage.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eploy(Staging)</text:p>
          </table:table-cell>
          <table:table-cell table:style-name="ce6" office:value-type="string" calcext:value-type="string">
            <text:p>Commit</text:p>
          </table:table-cell>
          <table:table-cell table:number-columns-repeated="2"/>
          <table:table-cell table:style-name="ce32" office:value-type="string" calcext:value-type="string">
            <text:p>3-If a stage is defined but no jobs use it, the stage is not visible in the pipeline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Deploy(Release)</text:p>
          </table:table-cell>
          <table:table-cell table:style-name="ce6" office:value-type="string" calcext:value-type="string">
            <text:p>Release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6" office:value-type="string" calcext:value-type="string">
            <text:p>Deploy(Any)</text:p>
          </table:table-cell>
          <table:table-cell table:style-name="ce6" office:value-type="string" calcext:value-type="string">
            <text:p>Commit/Release</text:p>
          </table:table-cell>
          <table:table-cell table:number-columns-repeated="2"/>
          <table:table-cell table:style-name="ce32"/>
          <table:table-cell table:number-columns-repeated="1019"/>
        </table:table-row>
        <table:table-row table:style-name="ro1">
          <table:table-cell table:style-name="ce6" office:value-type="string" calcext:value-type="string">
            <text:p>Testing(Any)</text:p>
          </table:table-cell>
          <table:table-cell table:style-name="ce6" office:value-type="string" calcext:value-type="string">
            <text:p>Test</text:p>
          </table:table-cell>
          <table:table-cell table:number-columns-repeated="2"/>
          <table:table-cell table:style-name="ce32"/>
          <table:table-cell table:number-columns-repeated="1019"/>
        </table:table-row>
        <table:table-row table:style-name="ro1">
          <table:table-cell table:style-name="ce6" office:value-type="string" calcext:value-type="string">
            <text:p>Testing(Unit)</text:p>
          </table:table-cell>
          <table:table-cell table:style-name="ce6" office:value-type="string" calcext:value-type="string">
            <text:p>Commit/Tes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esting(Integration)</text:p>
          </table:table-cell>
          <table:table-cell table:style-name="ce6" office:value-type="string" calcext:value-type="string">
            <text:p>Test</text:p>
          </table:table-cell>
          <table:table-cell table:number-columns-repeated="2"/>
          <table:table-cell table:style-name="ce6" office:value-type="string" calcext:value-type="string">
            <text:p>Source</text:p>
          </table:table-cell>
          <table:table-cell table:style-name="ce11" office:value-type="string" calcext:value-type="string">
            <text:p><text:a xlink:href="https://docs.gitlab.com/ee/ci/yaml/index.html#stages" xlink:type="simple">https://docs.gitlab.com/ee/ci/yaml/index.html#stages</text:a>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Testing(UA)</text:p>
          </table:table-cell>
          <table:table-cell table:style-name="ce6" office:value-type="string" calcext:value-type="string">
            <text:p>Tes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esting(NFR)</text:p>
          </table:table-cell>
          <table:table-cell table:style-name="ce6" office:value-type="string" calcext:value-type="string">
            <text:p>Tes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Testing(Regression)</text:p>
          </table:table-cell>
          <table:table-cell table:style-name="ce6" office:value-type="string" calcext:value-type="string">
            <text:p>Tes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StaticAnalysis</text:p>
          </table:table-cell>
          <table:table-cell table:style-name="ce6" office:value-type="string" calcext:value-type="string">
            <text:p>Commit/Tes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ynamicAnalysis</text:p>
          </table:table-cell>
          <table:table-cell table:style-name="ce6" office:value-type="string" calcext:value-type="string">
            <text:p>Test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Documentation</text:p>
          </table:table-cell>
          <table:table-cell table:style-name="ce6" office:value-type="string" calcext:value-type="string">
            <text:p>Releas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ReleasePreparation</text:p>
          </table:table-cell>
          <table:table-cell table:style-name="ce6" office:value-type="string" calcext:value-type="string">
            <text:p>Release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ExternalCalls</text:p>
          </table:table-cell>
          <table:table-cell table:style-name="ce6" office:value-type="string" calcext:value-type="string">
            <text:p>Any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Communication</text:p>
          </table:table-cell>
          <table:table-cell table:style-name="ce6" office:value-type="string" calcext:value-type="string">
            <text:p>Any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New Activities Below Here</text:p>
          </table:table-cell>
          <table:table-cell table:style-name="ce30"/>
          <table:table-cell table:style-name="ce28" office:value-type="string" calcext:value-type="string">
            <text:p>Mark in this column if a new stage was created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Example New Activity</text:p>
          </table:table-cell>
          <table:table-cell table:style-name="ce29" office:value-type="string" calcext:value-type="string">
            <text:p>Commit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29" office:value-type="string" calcext:value-type="string">
            <text:p>Example New Stage</text:p>
          </table:table-cell>
          <table:table-cell table:style-name="ce29" office:value-type="string" calcext:value-type="string">
            <text:p>New Stage</text:p>
          </table:table-cell>
          <table:table-cell table:style-name="ce29" office:value-type="string" calcext:value-type="string">
            <text:p>*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annotation-controller'.D1:'annotation-controller'.D99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onsolas" svg:font-family="Consolas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nnotation-controller" style:display-name="PageStyle_annotation-controll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notation-categories" style:display-name="PageStyle_annotation-categ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692" meta:object-count="0"/>
    <meta:generator>LibreOfficeDev/6.0.5.2$Linux_X86_64 LibreOffice_project/</meta:generator>
  </office:meta>
</office:document-meta>
</file>